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3b001" officeooo:paragraph-rsid="0013b001"/>
    </style:style>
    <style:style style:name="P2" style:family="paragraph" style:parent-style-name="Standard">
      <style:text-properties fo:font-size="28pt" officeooo:rsid="0013b001" officeooo:paragraph-rsid="0013b001" style:font-size-asian="28pt" style:font-size-complex="28pt"/>
    </style:style>
    <style:style style:name="P3" style:family="paragraph" style:parent-style-name="Standard">
      <style:text-properties fo:font-size="28pt" officeooo:rsid="00155992" officeooo:paragraph-rsid="00155992" style:font-size-asian="28pt" style:font-size-complex="28pt"/>
    </style:style>
    <style:style style:name="P4" style:family="paragraph" style:parent-style-name="Standard">
      <style:text-properties fo:font-size="40pt" fo:font-weight="bold" officeooo:rsid="0013b001" officeooo:paragraph-rsid="00179cc6" style:font-size-asian="40pt" style:font-weight-asian="bold" style:font-size-complex="4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d4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 Statistics we Code in R and other </text:p>
      <text:p text:style-name="P4">programming languages.</text:p>
      <text:p text:style-name="P1"/>
      <text:p text:style-name="P2"/>
      <text:p text:style-name="P2">Simulation is used to estimate probabilities.</text:p>
      <text:p text:style-name="P2"/>
      <text:p text:style-name="P3">Probability( Winning <text:span text:style-name="T2">)</text:span></text:p>
      <text:p text:style-name="P2"/>
      <text:p text:style-name="P2">Try the code <text:span text:style-name="T1">runif( 10 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05:44:28.165173499</meta:creation-date>
    <dc:date>2017-10-28T06:24:10.860685811</dc:date>
    <meta:editing-duration>PT35M11S</meta:editing-duration>
    <meta:editing-cycles>4</meta:editing-cycles>
    <meta:generator>LibreOffice/5.2.7.2$Linux_X86_64 LibreOffice_project/20m0$Build-2</meta:generator>
    <meta:print-date>2017-10-28T06:15:19.720064639</meta:print-date>
    <meta:document-statistic meta:table-count="0" meta:image-count="0" meta:object-count="0" meta:page-count="1" meta:paragraph-count="5" meta:word-count="25" meta:character-count="150" meta:non-whitespace-character-count="129"/>
  </office:meta>
</office:document-meta>
</file>